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 [DK]</text:p>
          </table:table-cell>
          <table:table-cell office:value-type="string" calcext:value-type="string">
            <text:p>LI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CA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digikey.dk/da/products/detail/keystone-electronics/2460/2806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32-WROVER-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https://www.digikey.dk/da/products/detail/espressif-systems/ESP32-WROVER-E-8MB/11613126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batteribyen.dk/batterier/genopladelige-batterier/beskyttet-sikkerhedskredslob-og-knop-18650/ansmann-li-ion-ni-mh-batterioplader-inkl-2x-ansmann-18650-batterier-2600ma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DO -psu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https://www.digikey.dk/da/products/detail/diodes-incorporated/AP7365-33WG-7/42498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ttky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https://www.digikey.dk/da/products/detail/toshiba-semiconductor-and-storage/CUS10S30-H3F/51142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J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ttps://www.digikey.dk/da/products/detail/nexperia-usa-inc/BC817-40-215/7632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con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digikey.dk/da/products/detail/on-shore-technology-inc/OSTVN03A150/15888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con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igikey.dk/da/products/detail/on-shore-technology-inc/OSTVN02A150/15888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con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digikey.dk/da/products/detail/on-shore-technology-inc/OSTVN04A150/1588864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8con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https://www.digikey.dk/da/products/detail/on-shore-technology-inc/OSTVN08A150/1588868</text:p>
          </table:table-cell>
          <table:table-cell table:style-name="ce1"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ttps://randomnerdtutorials.com/power-esp32-esp8266-solar-panels-battery-level-monitoring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07:55:47.050146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22:21:37.010158623</meta:creation-date>
    <meta:generator>LibreOffice/6.4.7.2$Linux_X86_64 LibreOffice_project/40$Build-2</meta:generator>
    <dc:date>2022-02-22T08:10:27.751517882</dc:date>
    <meta:editing-duration>PT2H20M17S</meta:editing-duration>
    <meta:editing-cycles>9</meta:editing-cycles>
    <meta:document-statistic meta:table-count="1" meta:cell-count="34" meta:object-count="0"/>
  </office:meta>
</office:document-meta>
</file>